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Json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2JsonEncoderTests.Jackson2Json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EncoderTests.classLevel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kson2JsonEncoderTests.encodeNonStream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JsonEncoderTests.encodeWithFlushAfterWrite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ckson2JsonEncoderTests.canNot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JsonEncoderTests.encodableMimeTypes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JsonEncoderTests.canEncodeWithCustom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JsonEncoderTests.encode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JsonEncoderTests.encodeWi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JsonEncoderTests.encodeNo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kson2Json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ckson2JsonEncoderTests.jacks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kson2JsonEncoderTests.encodeStreamWithCustomStream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ckson2JsonEncoderTests.encodeNonStreamWithErrorAsFirstSig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JsonEncoderTests.jacksonValueUnwrappedBeforeObjectMapper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ckson2JsonEncoderTests.fieldLevel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